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1.881cm" fo:min-width="5.463cm"/>
      <style:paragraph-properties style:writing-mode="lr-tb"/>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789cm" fo:min-width="1.47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7"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10"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688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start"/>
    </style:style>
    <style:style style:name="P4" style:family="paragraph">
      <style:paragraph-properties fo:text-align="start">
        <style:tab-stops>
          <style:tab-stop style:position="0.518cm"/>
        </style:tab-stops>
      </style:paragraph-properties>
    </style:style>
    <style:style style:name="P5" style:family="paragraph">
      <loext:graphic-properties draw:fill="none"/>
      <style:paragraph-properties fo:text-align="start"/>
      <style:text-properties fo:font-size="14pt" style:font-size-asian="14pt" style:font-size-complex="14pt"/>
    </style:style>
    <style:style style:name="P6" style:family="paragraph">
      <loext:graphic-properties draw:fill="none" draw:fill-color="#ffffff"/>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fo:font-size="14pt" style:font-size-asian="14pt" style:font-size-complex="14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1cm" svg:y1="5.806cm" svg:x2="17.94cm" svg:y2="5.795cm">
          <text:p/>
        </draw:line>
        <draw:frame draw:style-name="gr2" draw:text-style-name="P2" draw:layer="layout" svg:width="5.98cm" svg:height="2.147cm" svg:x="11.071cm" svg:y="5.835cm">
          <draw:text-box>
            <text:p><text:span text:style-name="T1">10.1.1.0/24 </text:span></text:p>
            <text:p><text:span text:style-name="T1">Production (blue) Network </text:span></text:p>
            <text:p><text:span text:style-name="T2">VBox Internal</text:span></text:p>
            <text:p><text:span text:style-name="T3">Note: No VBox DHCP Server</text:span></text:p>
          </draw:text-box>
        </draw:frame>
        <draw:custom-shape draw:style-name="gr3" draw:text-style-name="P5" draw:layer="layout" svg:width="2.658cm" svg:height="2cm" svg:x="6.409cm" svg:y="1.441cm">
          <text:p text:style-name="P3"><text:span text:style-name="T4">s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7.584cm" svg:y1="5.735cm" svg:x2="7.584cm" svg:y2="3.443cm">
          <text:p/>
        </draw:line>
        <draw:frame draw:style-name="gr5" draw:text-style-name="P6" draw:layer="layout" svg:width="1.975cm" svg:height="1.039cm" svg:x="7.464cm" svg:y="3.366cm">
          <draw:text-box>
            <text:p><text:span text:style-name="T5">enp0s3:</text:span></text:p>
            <text:p><text:span text:style-name="T5">10.1.1.20</text:span></text:p>
          </draw:text-box>
        </draw:frame>
        <draw:custom-shape draw:style-name="gr3" draw:text-style-name="P5" draw:layer="layout" svg:width="2.658cm" svg:height="2cm" svg:x="2.809cm" svg:y="8.141cm">
          <text:p text:style-name="P3"><text:span text:style-name="T4">w0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4.084cm" svg:y1="8.135cm" svg:x2="4.084cm" svg:y2="5.843cm">
          <text:p/>
        </draw:line>
        <draw:frame draw:style-name="gr5" draw:text-style-name="P6" draw:layer="layout" svg:width="1.975cm" svg:height="1.039cm" svg:x="3.985cm" svg:y="7.172cm">
          <draw:text-box>
            <text:p><text:span text:style-name="T5">enp0s8:</text:span></text:p>
            <text:p><text:span text:style-name="T5">10.1.1.10</text:span></text:p>
          </draw:text-box>
        </draw:frame>
        <draw:frame draw:style-name="gr6" draw:text-style-name="P6" draw:layer="layout" svg:width="4.088cm" svg:height="1.039cm" svg:x="4.541cm" svg:y="10.251cm">
          <draw:text-box>
            <text:p><text:span text:style-name="T5">enp0s3:</text:span></text:p>
            <text:p><text:span text:style-name="T5">DHCP Client (</text:span><text:span text:style-name="T6">10.0.1.x</text:span><text:span text:style-name="T5">)</text:span></text:p>
          </draw:text-box>
        </draw:frame>
        <draw:line draw:style-name="gr7" draw:text-style-name="P1" draw:layer="layout" svg:x1="2.01cm" svg:y1="12.107cm" svg:x2="13.041cm" svg:y2="12.057cm">
          <text:p/>
        </draw:line>
        <draw:line draw:style-name="gr8" draw:text-style-name="P1" draw:layer="layout" svg:x1="4.084cm" svg:y1="12.135cm" svg:x2="4.083cm" svg:y2="10.112cm">
          <text:p/>
        </draw:line>
        <draw:frame draw:style-name="gr9" draw:text-style-name="P2" draw:layer="layout" svg:width="4.782cm" svg:height="1.673cm" svg:x="3.868cm" svg:y="12.206cm">
          <draw:text-box>
            <text:p><text:span text:style-name="T1">10.0.1.0/24 </text:span></text:p>
            <text:p><text:span text:style-name="T1">Office (black) Network </text:span></text:p>
            <text:p><text:span text:style-name="T2">VBox NAT</text:span></text:p>
          </draw:text-box>
        </draw:frame>
        <draw:line draw:style-name="gr8" draw:text-style-name="P1" draw:layer="layout" svg:x1="11.097cm" svg:y1="14.018cm" svg:x2="11.096cm" svg:y2="11.995cm">
          <text:p/>
        </draw:line>
        <draw:custom-shape draw:style-name="gr10" draw:text-style-name="P1" draw:layer="layout" svg:width="5.281cm" svg:height="2.266cm" svg:x="8.53cm" svg:y="12.678cm">
          <text:p text:style-name="P1">Open 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2.658cm" svg:height="2cm" svg:x="12.809cm" svg:y="1.466cm">
          <text:p text:style-name="P3"><text:span text:style-name="T4">ns1</text:span></text:p>
          <text:p text:style-name="P4"><text:span text:style-name="T1"><text:tab/></text:span></text:p>
          <draw:enhanced-geometry svg:viewBox="0 0 21600 21600" draw:type="rectangle" draw:enhanced-path="M 0 0 L 21600 0 21600 21600 0 21600 0 0 Z N"/>
        </draw:custom-shape>
        <draw:line draw:style-name="gr4" draw:text-style-name="P1" draw:layer="layout" svg:x1="13.984cm" svg:y1="5.76cm" svg:x2="13.984cm" svg:y2="3.468cm">
          <text:p/>
        </draw:line>
        <draw:frame draw:style-name="gr5" draw:text-style-name="P6" draw:layer="layout" svg:width="1.975cm" svg:height="1.039cm" svg:x="13.864cm" svg:y="3.391cm">
          <draw:text-box>
            <text:p><text:span text:style-name="T5">enp0s3:</text:span></text:p>
            <text:p><text:span text:style-name="T5">10.1.1.40</text:span></text:p>
          </draw:text-box>
        </draw:frame>
        <draw:custom-shape draw:style-name="gr10" draw:text-style-name="P1" draw:layer="layout" svg:width="4.271cm" svg:height="2.266cm" svg:x="16.256cm" svg:y="1.337cm">
          <text:p text:style-name="P1">Open </text:p>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1" draw:layer="layout" svg:x1="16.24cm" svg:y1="2.422cm" svg:x2="15.457cm" svg:y2="2.422cm">
          <text:p/>
        </draw:line>
        <draw:frame draw:style-name="gr11" draw:text-style-name="P6" draw:layer="layout" svg:width="1.188cm" svg:height="0.645cm" svg:x="15.285cm" svg:y="2.365cm">
          <draw:text-box>
            <text:p><text:span text:style-name="T5">eth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1-11-11T15:39:48.630200288</dc:date>
    <meta:editing-duration>PT1H48M24S</meta:editing-duration>
    <meta:editing-cycles>20</meta:editing-cycles>
    <meta:generator>LibreOffice/6.4.7.2$Linux_X86_64 LibreOffice_project/40$Build-2</meta:generator>
    <meta:document-statistic meta:object-count="20"/>
  </office:meta>
</office:document-meta>
</file>